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t-serif" svg:font-family="pt-serif,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146d" officeooo:paragraph-rsid="000d146d"/>
    </style:style>
    <style:style style:name="P2" style:family="paragraph" style:parent-style-name="Standard">
      <style:text-properties officeooo:rsid="000ee871" officeooo:paragraph-rsid="000ee871"/>
    </style:style>
    <style:style style:name="P3" style:family="paragraph" style:parent-style-name="Standard">
      <style:text-properties officeooo:paragraph-rsid="000ee871"/>
    </style:style>
    <style:style style:name="P4" style:family="paragraph" style:parent-style-name="Standard">
      <style:text-properties officeooo:rsid="00027b96" officeooo:paragraph-rsid="00027b96"/>
    </style:style>
    <style:style style:name="P5" style:family="paragraph" style:parent-style-name="Standard">
      <style:text-properties officeooo:rsid="00027b96" officeooo:paragraph-rsid="0006749c"/>
    </style:style>
    <style:style style:name="P6" style:family="paragraph" style:parent-style-name="Standard">
      <style:text-properties officeooo:rsid="00027b96" officeooo:paragraph-rsid="000ac400"/>
    </style:style>
    <style:style style:name="P7" style:family="paragraph" style:parent-style-name="Standard">
      <style:text-properties officeooo:rsid="00047733" officeooo:paragraph-rsid="00047733"/>
    </style:style>
    <style:style style:name="P8" style:family="paragraph" style:parent-style-name="Standard">
      <style:text-properties officeooo:rsid="0002ffb1" officeooo:paragraph-rsid="00047733"/>
    </style:style>
    <style:style style:name="P9" style:family="paragraph" style:parent-style-name="Standard">
      <style:text-properties officeooo:rsid="0002ffb1" officeooo:paragraph-rsid="0002ffb1"/>
    </style:style>
    <style:style style:name="P10" style:family="paragraph" style:parent-style-name="Standard">
      <style:text-properties officeooo:rsid="00052610" officeooo:paragraph-rsid="00052610"/>
    </style:style>
    <style:style style:name="P11" style:family="paragraph" style:parent-style-name="Standard">
      <style:text-properties officeooo:rsid="0006749c" officeooo:paragraph-rsid="000ac400"/>
    </style:style>
    <style:style style:name="P12" style:family="paragraph" style:parent-style-name="Standard">
      <style:text-properties officeooo:rsid="0006749c" officeooo:paragraph-rsid="0006b95e"/>
    </style:style>
    <style:style style:name="P13" style:family="paragraph" style:parent-style-name="Standard">
      <style:text-properties officeooo:rsid="000ac400" officeooo:paragraph-rsid="000ac400"/>
    </style:style>
    <style:style style:name="P14" style:family="paragraph" style:parent-style-name="Standard">
      <style:text-properties officeooo:rsid="000ba5ab" officeooo:paragraph-rsid="000ba5ab"/>
    </style:style>
    <style:style style:name="P15" style:family="paragraph" style:parent-style-name="Standard">
      <style:text-properties officeooo:rsid="0006b95e" officeooo:paragraph-rsid="0006b95e"/>
    </style:style>
    <style:style style:name="P16" style:family="paragraph" style:parent-style-name="Standard">
      <style:text-properties officeooo:rsid="000ca0b8" officeooo:paragraph-rsid="000ca0b8"/>
    </style:style>
    <style:style style:name="P17" style:family="paragraph" style:parent-style-name="Standard">
      <style:text-properties officeooo:rsid="0007c911" officeooo:paragraph-rsid="000ca0b8"/>
    </style:style>
    <style:style style:name="P18" style:family="paragraph" style:parent-style-name="Standard">
      <style:text-properties officeooo:rsid="0007c911" officeooo:paragraph-rsid="0007c911"/>
    </style:style>
    <style:style style:name="P19" style:family="paragraph" style:parent-style-name="Standard">
      <style:text-properties officeooo:rsid="00106395" officeooo:paragraph-rsid="00106395"/>
    </style:style>
    <style:style style:name="T1" style:family="text">
      <style:text-properties officeooo:rsid="0002ffb1"/>
    </style:style>
    <style:style style:name="T2" style:family="text">
      <style:text-properties officeooo:rsid="00047733"/>
    </style:style>
    <style:style style:name="T3" style:family="text">
      <style:text-properties officeooo:rsid="00052610"/>
    </style:style>
    <style:style style:name="T4" style:family="text">
      <style:text-properties officeooo:rsid="0006749c"/>
    </style:style>
    <style:style style:name="T5" style:family="text">
      <style:text-properties officeooo:rsid="0006b95e"/>
    </style:style>
    <style:style style:name="T6" style:family="text">
      <style:text-properties officeooo:rsid="0008cd2c"/>
    </style:style>
    <style:style style:name="T7" style:family="text">
      <style:text-properties officeooo:rsid="000ba5ab"/>
    </style:style>
    <style:style style:name="T8" style:family="text">
      <style:text-properties officeooo:rsid="000ca0b8"/>
    </style:style>
    <style:style style:name="T9" style:family="text">
      <style:text-properties officeooo:rsid="000ee871"/>
    </style:style>
    <style:style style:name="T10" style:family="text">
      <style:text-properties fo:font-variant="normal" fo:text-transform="none" fo:color="#222222" style:font-name="pt-serif" fo:font-size="15pt" fo:letter-spacing="normal" fo:font-style="normal" fo:font-weight="normal"/>
    </style:style>
    <style:style style:name="T11" style:family="text">
      <style:text-properties fo:font-variant="normal" fo:text-transform="none" fo:color="#222222" style:font-name="pt-serif" fo:font-size="12.75pt" fo:letter-spacing="normal" fo:font-style="normal" fo:font-weight="normal"/>
    </style:style>
    <style:style style:name="T12" style:family="text">
      <style:text-properties fo:font-variant="normal" fo:text-transform="none" fo:color="#222222" fo:letter-spacing="normal"/>
    </style:style>
    <style:style style:name="T13" style:family="text">
      <style:text-properties fo:font-variant="normal" fo:text-transform="none" fo:color="#006a72" style:text-line-through-style="none" style:text-line-through-type="none" style:font-name="pt-serif" fo:font-size="12.75pt" fo:letter-spacing="normal" fo:font-style="normal" style:text-underline-style="none" fo:font-weight="normal" style:text-blinking="false" fo:background-color="transparent" loext:char-shading-value="0"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yebrows twitching, flare your nostrils.</text:p>
      <text:p text:style-name="P4"/>
      <text:p text:style-name="P4">Okay, So I dont want to alarm anybody in this room, but I want to admit and say out loud that We all are liars. </text:p>
      <text:p text:style-name="P4">Sowhat I’m gonna do today is to show how prevelant lyng is in our society and how the measures of liespotting and deception detection have changed <text:span text:style-name="T1">with technology </text:span>over the past years <text:span text:style-name="T6">and how succesful they have been.</text:span></text:p>
      <text:p text:style-name="P4"/>
      <text:p text:style-name="P4"/>
      <text:p text:style-name="P7">On a given day, studies show that you may be lied to anywhere from 10 to 200 times. Many of those are white lies. Now when we first hear this data, we recoil. We cant believe how prevelant lying is. We’re essentially against lying. </text:p>
      <text:p text:style-name="P8">We say these things on a regular basis “nice song”, “you look good today”, “you dont look fat at all”, “ohh I loved the movie you recommended” , though you might have nicey slept through it and this list goes on and on. </text:p>
      <text:p text:style-name="P7">So we are against lying but we are covertly for it in our daily lives. And thats how human nature is. It has been woven within us from centuries and is as old as brething. <text:span text:style-name="T3">It starts really really early. How early, ?</text:span></text:p>
      <text:p text:style-name="P10">Well babies will fake a cry, pause wait to see if someone’s coming and then go back to crying. One-year-olds learn concealment. Two year olds bluff. Five year olds lie outright. They try to lure you with flatery. Nine year olds are master of cover ups.y the time we enter college we lie about our friendship, relationships, interests, grades. We lie to our parents about having healthy food. And by the time we enter cooperate world we are already sorrounded by spam, fake digitall friends, partisan media, ingenious identity thieves, world class schemers. In short its a dceeption epidemic out there.</text:p>
      <text:p text:style-name="P9"><text:span text:style-name="T3">But these</text:span> lies <text:span text:style-name="T3">dont seem</text:span> harmful <text:span text:style-name="T3">at all</text:span>. <text:span text:style-name="T3">We </text:span><text:s/>are willing participants in deception for the sake of social dignity. maybe to keep a secret that should be kept secret, secret. So we are ok with this level of deception.</text:p>
      <text:p text:style-name="P9"/>
      <text:p text:style-name="P9">But there are times when we are unwilling participants of this lying. And that is where it can have <text:s/>dramatic costs for us as well as the society. Each year we see billions of currency being lost to corporate fraud alone. Tha<text:span text:style-name="T6">nk</text:span>s to Mallya and Nirav Modi <text:span text:style-name="T3">India is </text:span><text:s/>never gonna get that <text:span text:style-name="T4">money </text:span>back.</text:p>
      <text:p text:style-name="P9">Just not money deception can cause people their lives givn to the fact that it is so prevelant for convicts to lie and get through the court tr<text:span text:style-name="T2">ia</text:span>ls. <text:span text:style-name="T2">Deception is actually serious business.</text:span></text:p>
      <text:p text:style-name="P9"/>
      <text:p text:style-name="P10">So what do to do about it. Well there is LieSpotting for sure. So lets see how it has evolved over years.</text:p>
      <text:p text:style-name="P5">Well we <text:span text:style-name="T3">might</text:span> all remember the fictional <text:span text:style-name="T3">character named</text:span> pinnochio. For those who might not remember I wanna brief it out. He was a boy whose nose used to elongate itself once he started lying. But lying doesnt come that easy in real life. What it has been evolved to now is that liespotters are armed with scientifiic knowledge on how to spot deception. They use it to get to the truth and it is very helpful in several situations. <text:s text:c="2"/></text:p>
      <text:p text:style-name="P11">Since years technology has exploited the fact that liars make mistakes. No one is trained to be perfect liar. </text:p>
      <text:p text:style-name="P6"/>
      <text:p text:style-name="P13">When it comes to lie detection one of the technologies that ever comes to our mind is the polygraph test. For those who dont know its a ___ test that tries to detect the emotional arousal <text:span text:style-name="T7">when people lie. It tries to capture physiological changes in the body like blood ressure, heart rate, respiration, plamar sweating due to the followig possible causes-</text:span></text:p>
      <text:p text:style-name="P13"/>
      <text:p text:style-name="P14">1. Anxiety/guilt about potential detection.</text:p>
      <text:p text:style-name="P14">2. Generalized arousal</text:p>
      <text:p text:style-name="P14">3. <text:s/>Anticipatio of punishment</text:p>
      <text:p text:style-name="P14"><text:soft-page-break/>4. Conflicting desire to tell truth / not to tell truth.</text:p>
      <text:p text:style-name="P14">Seems quite useful, isnt it.?</text:p>
      <text:p text:style-name="P14">These all are something which we cant deny to have fel when we lie. But its not easy to capture them accurately. Most of the polygraph tests can provide a functional accuracy only <text:s/>upto 70%. </text:p>
      <text:p text:style-name="P14">Moreover humans have become so intelligent that there are measures where u can control your emotions to pass the test. </text:p>
      <text:p text:style-name="P14">So that’s a waste, we can clearly outperform the test. </text:p>
      <text:p text:style-name="P14"><text:s/></text:p>
      <text:p text:style-name="P11">Patterns of lying. So there are basically two patterns of lying that prove to essential cues for deception detection . </text:p>
      <text:p text:style-name="P11">One of them is Speech.</text:p>
      <text:p text:style-name="P15">They’ll alter the vocal tone often making them much lower. <text:span text:style-name="T7">Increase vocal pitch, increased disturbances.</text:span></text:p>
      <text:p text:style-name="P5"/>
      <text:p text:style-name="P12">There was a researcher named Frued who said that “there is much more to it than speech. No moratl can keep a secret”. If his lips are silent he chatters with his face and body language. </text:p>
      <text:p text:style-name="P15">So this gets us to our next pattern that is body language slips. </text:p>
      <text:p text:style-name="P15">We think that liars fidget all the tiime. But guess what they tend to freeze their upper body when they’re lying. We think that liars wont ookm u in the eye but they look u in the eyes littl e too much just to compensate for that myth. We think warmth and siles convey honesty, sincerity. But a trained liespotter can spot a fake smile a mile away. Well I’ll show you all a picture of a fake and a real smile. Liars can consciously contract mscles on their face to fake it. But if the face is closely looked upon their are flushes of micro expressions that differ in both of them.</text:p>
      <text:p text:style-name="P12"><text:span text:style-name="T5">We say “yes” but we are shake heads “no”, We tell very convincing stories , we slightly shrug our shoulders. We commit terrible crimes, an we smile at the delight in getting away with it. Now that smile is known in th trade as duping delight. We give up signs of contemt. </text:span><text:s/></text:p>
      <text:p text:style-name="P14">Revolutionary work in this field was done by Paul Ekman, <text:span text:style-name="T8">a deception detection expert</text:span>. <text:span text:style-name="T8">He postulated that human’s show emotions in the form of micro expressions. The term sounds intimidating. Well it actually corresponds to immdiate emotional response that body flushes out for </text:span></text:p>
      <text:p text:style-name="P16">less thana second. Well thats impossible to observe through eyes. </text:p>
      <text:p text:style-name="P16">Aritificial Intelligence has made strides in this field by training networks <text:s/>that are capable of identifying such expressions from face.</text:p>
      <text:p text:style-name="P1">Thermal imaging used at airports for seeing patterns on faces and to closely observe flushes of emotion on faces of people under airport security checks.</text:p>
      <text:p text:style-name="P1"/>
      <text:p text:style-name="P19">SPOT </text:p>
      <text:p text:style-name="P19">launched in 2007</text:p>
      <text:p text:style-name="P19">low tech system</text:p>
      <text:p text:style-name="P19">Transportation Security Admin agents are trained to recognise verbal and non verbal cues</text:p>
      <text:p text:style-name="P19">like travellers furtive eyes and breathing patterns and excessive throat clearing”</text:p>
      <text:p text:style-name="P19">unscientific unreiable.</text:p>
      <text:p text:style-name="P19"/>
      <text:p text:style-name="P19">Thermal Imaging-</text:p>
      <text:p text:style-name="P19"><text:span text:style-name="T12"> </text:span><text:span text:style-name="T11">thermal imaging cameras measure temperature changes on an individual’s face when answering questions. At least in </text:span><text:a xlink:type="simple" xlink:href="https://www.sciencedaily.com/releases/2002/01/020103083716.htm" text:style-name="Internet_20_link" text:visited-style-name="Visited_20_Internet_20_Link"><text:span text:style-name="T13">theory</text:span></text:a><text:span text:style-name="T11">, when a person is lying, blood flow increases in specific areas of the face, which in turn raises the temperature of that region. When a team of researchers pioneered thermal imaging for lie detection back in 2002, they explicitly hailed its potential for deception detection in the airport setting.</text:span></text:p>
      <text:p text:style-name="P19"/>
      <text:p text:style-name="P2">Deception detection meets AI</text:p>
      <text:p text:style-name="P2"/>
      <text:p text:style-name="P2"><text:soft-page-break/>1. iBorderCtrl Project</text:p>
      <text:p text:style-name="P2">known as AI fib sniffer</text:p>
      <text:p text:style-name="P2">border security project</text:p>
      <text:p text:style-name="P3"><text:span text:style-name="T9">computr animated border guard that analyses the micro-expressionns of travellers to figure out if interviewee is lying. </text:span></text:p>
      <text:p text:style-name="P19"><text:span text:style-name="T10">A risk assessment score is generated.</text:span></text:p>
      <text:p text:style-name="P2">Those who are flagged by the AI are further interrogated by actual human authorities. Hence science and human power work hand-in-hand to secure EU borders.</text:p>
      <text:p text:style-name="P2"/>
      <text:p text:style-name="P2">2. AVATAR Project</text:p>
      <text:p text:style-name="P2"/>
      <text:p text:style-name="P1"/>
      <text:p text:style-name="P17">We have speacialized eye trackers, infrared brain scans, MRI rain trackers that signal that our bodies send out when we ar being deceptive. </text:p>
      <text:p text:style-name="P16"/>
      <text:p text:style-name="P12"/>
      <text:p text:style-name="P12"/>
      <text:p text:style-name="P12"/>
      <text:p text:style-name="P15">These behaviors are just behaviours, They are <text:span text:style-name="T8">not </text:span>complete proof of deception. They re like read flags. But when we see cluster of them through the technologies i just mention they can used a san alrm to further investigate and void them from being harmful t the society. </text:p>
      <text:p text:style-name="P15"/>
      <text:p text:style-name="P16">Look for patterns. </text:p>
      <text:p text:style-name="P16">Dont make judgements basd on one predictor</text:p>
      <text:p text:style-name="P16">The interviews nd observation time should be considered as clues and not truth</text:p>
      <text:p text:style-name="P16"/>
      <text:p text:style-name="P15"/>
      <text:p text:style-name="P18"/>
      <text:p text:style-name="P18"/>
      <text:p text:style-name="P18"/>
      <text:p text:style-name="P18"/>
      <text:p text:style-name="P18">Though the technology around deception deteion is progressing on, but liespotting still relies on humn tools. When we combine the science of recognizing deception with the art of looking, listening, then we exempt ourselves from collaboraing in a lie and thats when falsehood would be marginalized and recognized. </text:p>
      <text:p text:style-name="P5"><text:span text:style-name="T4"><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t-serif" svg:font-family="pt-serif,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10:38:50.189806751</meta:creation-date>
    <meta:generator>LibreOffice/5.1.6.2$Linux_X86_64 LibreOffice_project/10m0$Build-2</meta:generator>
    <dc:date>2019-02-12T19:10:25.001720781</dc:date>
    <meta:editing-duration>P1DT1H20M34S</meta:editing-duration>
    <meta:editing-cycles>4</meta:editing-cycles>
    <meta:document-statistic meta:table-count="0" meta:image-count="0" meta:object-count="0" meta:page-count="3" meta:paragraph-count="57" meta:word-count="1364" meta:character-count="7828" meta:non-whitespace-character-count="6486"/>
  </office:meta>
</office:document-meta>
</file>